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5.0815in" svg:y="0.5799in">
            <draw:object draw:notify-on-update-of-ranges="Sheet1.A4:Sheet1.A4 Sheet1.A5:Sheet1.A8 Sheet1.B4:Sheet1.B4 Sheet1.B5:Sheet1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_predict</text:p>
          </table:table-cell>
          <table:table-cell office:value-type="string" calcext:value-type="string">
            <text:p>Lin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([.B5]-[.C5])^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([.B6]-[.C6])^2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([.B7]-[.C7])^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B8]-[.C8])^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oss</text:p>
          </table:table-cell>
          <table:table-cell table:formula="of:=SUM([.D5:.D8])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4T14:58:28.589278795</meta:creation-date>
    <dc:date>2021-01-24T15:04:09.853064588</dc:date>
    <meta:editing-duration>PT5M42S</meta:editing-duration>
    <meta:editing-cycles>1</meta:editing-cycles>
    <meta:document-statistic meta:table-count="1" meta:cell-count="36" meta:object-count="1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007cm" svg:y="4.201cm" style:legend-expansion="high" chart:style-name="ch2"/>
        <chart:plot-area chart:style-name="ch3" table:cell-range-address="Sheet1.A4:Sheet1.B8" chart:data-source-has-labels="row" svg:x="0.32cm" svg:y="0.18cm" svg:width="14.367cm" svg:height="8.64cm">
          <chartooo:coordinate-region svg:x="0.756cm" svg:y="0.379cm" svg:width="13.69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5:Sheet1.B8" chart:label-cell-address="Sheet1.B4:Sheet1.B4" chart:class="chart:scatter">
            <chart:domain table:cell-range-address="Sheet1.A5:Sheet1.A8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Sheet1.B4:Sheet1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5:Sheet1.A8</svg:desc>
                </draw:g>
              </table:table-cell>
              <table:table-cell office:value-type="float" office:value="7">
                <text:p>7</text:p>
                <draw:g>
                  <svg:desc>Sheet1.B5:Sheet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